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11-30T18:35:10.38341" calcext:value-type="date">
            <text:p>30 nov. 2025 - 18:35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113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4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 style:data-style-name="N2" text:time-value="18:34:34.5361129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11-30T18:40:32.041984747</dc:date>
    <meta:editing-duration>P2DT17H52M56S</meta:editing-duration>
    <meta:editing-cycles>149</meta:editing-cycles>
    <meta:generator>LibreOffice/25.8.3.2$Linux_X86_64 LibreOffice_project/580$Build-2</meta:generator>
    <meta:print-date>2025-11-15T20:20:07.151914184</meta:print-date>
    <meta:printed-by>Fichiers PDF</meta:printed-by>
    <meta:document-statistic meta:table-count="1" meta:cell-count="428" meta:object-count="0"/>
    <meta:user-defined meta:name="qrichtext">1</meta:user-defined>
  </office:meta>
</office:document-meta>
</file>